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FreeSans" svg:font-family="FreeSans" style:font-family-generic="swiss" style:font-pitch="variable"/>
    <style:font-face style:name="FreeSerif" svg:font-family="Free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Rubrik2" style:master-page-name="MP0" style:family="paragraph">
      <style:paragraph-properties fo:break-before="page"/>
      <style:text-properties style:font-name="FreeSans"/>
    </style:style>
    <style:style style:name="P2" style:parent-style-name="Rubrik3" style:family="paragraph">
      <style:text-properties style:font-name="FreeSans" fo:font-size="12pt" style:font-size-asian="12pt" style:font-size-complex="12pt" fo:language="en" fo:country="GB"/>
    </style:style>
    <style:style style:name="P3" style:parent-style-name="Textbody" style:family="paragraph">
      <style:text-properties fo:language="en" fo:country="GB"/>
    </style:style>
    <style:style style:name="P4" style:parent-style-name="Rubrik3" style:family="paragraph">
      <style:text-properties style:font-name="FreeSerif" fo:font-weight="normal" style:font-weight-asian="normal" style:font-weight-complex="normal" fo:font-size="12pt" style:font-size-asian="12pt" style:font-size-complex="12pt"/>
    </style:style>
    <style:style style:name="P5" style:parent-style-name="Rubrik3" style:family="paragraph">
      <style:text-properties style:font-name="FreeSerif" fo:font-weight="normal" style:font-weight-asian="normal" style:font-weight-complex="normal" fo:font-size="12pt" style:font-size-asian="12pt" style:font-size-complex="12pt"/>
    </style:style>
    <style:style style:name="P6" style:parent-style-name="Rubrik3" style:family="paragraph">
      <style:text-properties style:font-name="FreeSerif" fo:font-weight="normal" style:font-weight-asian="normal" style:font-weight-complex="normal" fo:font-size="12pt" style:font-size-asian="12pt" style:font-size-complex="12pt"/>
    </style:style>
    <style:style style:name="P7" style:parent-style-name="Rubrik3" style:family="paragraph">
      <style:text-properties style:font-name="FreeSerif" fo:font-weight="normal" style:font-weight-asian="normal" style:font-weight-complex="normal" fo:font-size="12pt" style:font-size-asian="12pt" style:font-size-complex="12pt"/>
    </style:style>
    <style:style style:name="P8" style:parent-style-name="Rubrik3" style:family="paragraph">
      <style:text-properties style:font-name="FreeSerif" fo:font-weight="normal" style:font-weight-asian="normal" style:font-weight-complex="normal" fo:font-size="12pt" style:font-size-asian="12pt" style:font-size-complex="12pt"/>
    </style:style>
    <style:style style:name="P9" style:parent-style-name="Rubrik3" style:family="paragraph">
      <style:text-properties style:font-name="FreeSerif" fo:font-weight="normal" style:font-weight-asian="normal" style:font-weight-complex="normal" fo:font-size="12pt" style:font-size-asian="12pt" style:font-size-complex="12pt"/>
    </style:style>
    <style:style style:name="P10" style:parent-style-name="Rubrik3" style:family="paragraph">
      <style:text-properties style:font-name="FreeSerif" fo:font-weight="normal" style:font-weight-asian="normal" style:font-weight-complex="normal" fo:font-size="12pt" style:font-size-asian="12pt" style:font-size-complex="12pt"/>
    </style:style>
    <style:style style:name="P11" style:parent-style-name="Rubrik3" style:family="paragraph">
      <style:text-properties style:font-name="FreeSerif" fo:font-weight="normal" style:font-weight-asian="normal" style:font-weight-complex="normal" fo:font-size="12pt" style:font-size-asian="12pt" style:font-size-complex="12pt"/>
    </style:style>
    <style:style style:name="P12" style:parent-style-name="Rubrik3" style:family="paragraph">
      <style:text-properties style:font-name="FreeSerif" fo:font-weight="normal" style:font-weight-asian="normal" style:font-weight-complex="normal" fo:font-size="12pt" style:font-size-asian="12pt" style:font-size-complex="12pt"/>
    </style:style>
  </office:automatic-styles>
  <office:body>
    <office:text text:use-soft-page-breaks="true">
      <text:h text:style-name="P1" text:outline-level="2">Method</text:h>
      <text:p text:style-name="Textbody"/>
      <text:h text:style-name="P2" text:outline-level="3">In this section we describe how we have worked in the project.<text:s/></text:h>
      <text:p text:style-name="P3"/>
      <text:h text:style-name="P4" text:outline-level="3">The project has been implemented using an agile working method. Project sprints have been set according to meetings with the client.<text:s/></text:h>
      <text:p text:style-name="Textbody"/>
      <text:h text:style-name="P5" text:outline-level="3">Early in the project, the requirements from the client were put together in a list, and from that list the group started to sketch and plan how the different tasks could be implemented. The result from this was three sub projects - android, website and backend, and we divided the group into three. All members of the group got to choose which sub project to work in based on their own interests.<text:s/></text:h>
      <text:p text:style-name="Textbody"/>
      <text:h text:style-name="P6" text:outline-level="3">The requirements from the client was turned into “user stories” and stored in the project planning tool Trello as backlog. As the project progresses, the user stories are moved from backlog to sprint, test and finally done.<text:s/></text:h>
      <text:p text:style-name="Textbody"/>
      <text:h text:style-name="P7" text:outline-level="3">For document handling we have used GitHub. The project was organized in different repositories according to the sub projects, as well as common ones as report and setup.<text:s/></text:h>
      <text:p text:style-name="Textbody"/>
      <text:h text:style-name="P8" text:outline-level="3">The android developing has been done in Android Studio.<text:s/>A Lenovo tablet has been used to test and debug the application.<text:s/></text:h>
      <text:p text:style-name="Textbody"/>
      <text:h text:style-name="P9" text:outline-level="3">The website developing has been done in NetBeans WebApplication. Google Chrome and Mozilla Firefox has been used to test and debug the website.<text:s/></text:h>
      <text:p text:style-name="Textbody"/>
      <text:h text:style-name="P10" text:outline-level="3">The database has been developed in NetBeans, JavaDB using a Glassfish Server.<text:s/></text:h>
      <text:p text:style-name="Textbody"/>
      <text:h text:style-name="P11" text:outline-level="3">Halfway through the project the whole group got together in a retrospective meeting where we discussed what was working well and what needed to be improved and how.<text:s/></text:h>
      <text:h text:style-name="P12" text:outline-level="3"><text: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FreeSans" svg:font-family="FreeSans" style:font-family-generic="swiss" style:font-pitch="variable"/>
    <style:font-face style:name="FreeSerif" svg:font-family="Free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Rubrik2" style:display-name="Rubri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Rubrik3" style:display-name="Rubri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01in" fo:page-height="11.6902in" style:print-orientation="portrait" fo:margin-top="0.7875in" fo:margin-left="1.4597in" fo:margin-bottom="0.5298in" fo:margin-right="1.45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dra</meta:initial-creator>
    <dc:creator>Sandra Landin</dc:creator>
    <meta:creation-date>2020-03-12T09:58:00Z</meta:creation-date>
    <dc:date>2020-03-12T09:58:00Z</dc:date>
    <meta:template xlink:href="Normal.dotm" xlink:type="simple"/>
    <meta:editing-cycles>2</meta:editing-cycles>
    <meta:editing-duration>PT180S</meta:editing-duration>
    <meta:document-statistic meta:page-count="1" meta:paragraph-count="3" meta:word-count="227" meta:character-count="1519" meta:row-count="10" meta:non-whitespace-character-count="1295"/>
  </office:meta>
</office:document-meta>
</file>